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115100000CFD4455B4BF.png" manifest:media-type="image/png"/>
  <manifest:file-entry manifest:full-path="Pictures/1000242F00014AB40000F80CF6D4E323.pdf" manifest:media-type="application/pdf"/>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paragraph-rsid="00245eb2"/>
    </style:style>
    <style:style style:name="P8" style:family="paragraph" style:parent-style-name="Standard">
      <style:text-properties officeooo:paragraph-rsid="008e6870"/>
    </style:style>
    <style:style style:name="P9" style:family="paragraph" style:parent-style-name="Table">
      <style:paragraph-properties fo:keep-with-next="always"/>
    </style:style>
    <style:style style:name="P10" style:family="paragraph" style:parent-style-name="Table_20_Contents">
      <style:text-properties officeooo:rsid="0091fdfa" officeooo:paragraph-rsid="0091fdfa"/>
    </style:style>
    <style:style style:name="P11" style:family="paragraph" style:parent-style-name="Figure_20_Index_20_1">
      <style:paragraph-properties>
        <style:tab-stops>
          <style:tab-stop style:position="15.919cm" style:type="right" style:leader-style="dotted" style:leader-text="."/>
        </style:tab-stops>
      </style:paragraph-properties>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normal" style:font-weight-asian="normal" style:font-weight-complex="normal"/>
    </style:style>
    <style:style style:name="T2" style:family="text">
      <style:text-properties officeooo:rsid="006624ff"/>
    </style:style>
    <style:style style:name="T3" style:family="text">
      <style:text-properties fo:font-style="normal" officeooo:rsid="006624ff" style:font-style-asian="normal" style:font-style-complex="normal"/>
    </style:style>
    <style:style style:name="T4" style:family="text">
      <style:text-properties fo:color="#000000" loext:opacity="100%"/>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4268891328" text:id="ct3426889132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Standard"><draw:frame draw:style-name="fr1" draw:name="Frame1" text:anchor-type="as-char" draw:z-index="0"><draw:text-box fo:min-height="0.041cm" fo:min-width="0.041cm"><text:p text:style-name="Standard">Robotická chirurgie přináší</text:p></draw:text-box></draw:frame><text:s/><text:span text:style-name="T2">vyšší přesnost zákroků, kratší dobu </text:span><text:span text:style-name="T3">rekonvalescence</text:span><text:span text:style-name="T2">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svalů, kloubů a nervové soustavy.</text:span></text:p>
        <text:h text:style-name="Heading_20_2" text:outline-level="2">Ekonomické a klinické výhody pro pacienty</text:h>
        <text:h text:style-name="Heading_20_3" text:outline-level="3">Inovativní přístupy k řízení chronických onemocnění v <text:span text:style-name="T4">praxi</text:span></text:h>
        <text:p text:style-name="P7">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text:soft-page-break/>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h text:style-name="Heading_20_3" text:outline-level="3">Význam včasné diagnostiky v prevenci onkologických onemocnění</text:h>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h text:style-name="Heading_20_2" text:outline-level="2">Neurovědy a léčba neurodegenerativních onemocnění</text:h>
        <text:p text:style-name="Standard">Optimálně nastavená léčba minimalizuje potřebu opakovaných lékařských zásahů a zkracuje <text:soft-page-break/>dobu 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h text:style-name="Heading_20_1" text:outline-level="1">Metodika klinických studií pro hodnocení nových léčiv</text:h>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h text:style-name="Heading_20_2" text:outline-level="2">Prevence a léčba civilizačních nemocí ve stárnoucí populaci</text:h>
        <text:h text:style-name="Heading_20_3" text:outline-level="3">Monitorování pacientů s vysokým rizikem pomocí AI</text:h>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h text:style-name="Heading_20_3" text:outline-level="3"><text:soft-page-break/>Etické aspekty využívání pokročilých technologií ve zdravotnictví</text:h>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chronických pohybových obtíží. Investice do preventivních opatření snižují celkové náklady na zdravotní péči a prodlužují délku života obyvatel.</text:p>
        <text:p text:style-name="P8">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8"/>
        <text:p text:style-name="P8"/>
        <text:p text:style-name="P9">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8"/>
        <text:h text:style-name="Heading_20_2" text:outline-level="2"><text:bookmark-start text:name="__RefHeading___Toc1218_3699553880 Copy 1 Copy 1 Copy 1 Copy 1"/>Psychosociální podpora jako klíčový faktor v péči o pacienty<text:bookmark-end text:name="__RefHeading___Toc1218_3699553880 Copy 1 Copy 1 Copy 1 Copy 1"/></text:h>
        <text:h text:style-name="Heading_20_3" text:outline-level="3"><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text:soft-page-break/>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3" text:outline-level="3"><text:bookmark-start text:name="__RefHeading___Toc1222_3699553880 Copy 1 Copy 1 Copy 1 Copy 1"/>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text:soft-page-break/>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h text:style-name="Heading_20_3" text:outline-level="3">Ochrana dat a bezpečnostní protokoly v digitálním zdravotnictví</text:h>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text:soft-page-break/>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p text:style-name="Standard"/>
        <text:p text:style-name="Standard"/>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1"><text:a xlink:type="simple" xlink:href="#Figure!0%7Csequence" office:name="Figure 1: Obrazek" text:style-name="Index_20_Link" text:visited-style-name="Index_20_Link">Figure 1: Obrazek<text:tab/>10</text:a></text:p>
          </text:index-body>
        </text:illustration-index>
        <text:p text:style-name="Standard"><draw:frame draw:style-name="fr2" draw:name="Frame2" text:anchor-type="char" svg:x="5.844cm" svg:y="3.323cm" svg:width="4.233cm" draw:z-index="1"><draw:text-box fo:min-height="3.175cm"><text:p text:style-name="Figure"><draw:frame draw:style-name="fr3" draw:name="Image1" text:anchor-type="paragraph" svg:x="-1.547cm" svg:y="9.95cm" svg:width="4.233cm" style:rel-width="100%" svg:height="3.175cm" style:rel-height="scale" draw:z-index="2"><draw:image xlink:href="Pictures/1000242F00014AB40000F80CF6D4E323.pdf" xlink:type="simple" xlink:show="embed" xlink:actuate="onLoad" draw:mime-type="application/pdf"/><draw:image xlink:href="Pictures/100000010000115100000CFD4455B4BF.png" xlink:type="simple" xlink:show="embed" xlink:actuate="onLoad" draw:mime-type="image/png"/></draw:frame>Figure <text:sequence text:ref-name="refFigure0" text:name="Figure" text:formula="ooow:Figure+1" style:num-format="1">1</text:sequence>: Obrazek</text:p></draw:text-box></draw:frame></text:p>
        <text:h text:style-name="Heading_20_1" text:outline-level="1">Závěr</text:h>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4268891328"/></text:p>
        <text:p text:style-name="P13"><text:change-end text:change-id="ct34268891328"/></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start" style:justify-single-word="false" style:page-number="auto" fo:break-before="page">
        <style:tab-stops/>
      </style:paragraph-properties>
      <style:text-properties fo:text-transform="uppercase" style:font-name="Times New Roman" fo:font-family="'Times New Roman'" style:font-style-name="Bold" style:font-family-generic="roman" style:font-pitch="variable" fo:font-size="16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style:font-name="Times New Roman" fo:font-family="'Times New Roman'" style:font-style-name="Bold" style:font-family-generic="roman" style:font-pitch="variable"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Times New Roman" fo:font-family="'Times New Roman'" style:font-style-name="Bold" style:font-family-generic="roman" style:font-pitch="variable"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2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paragraph-properties fo:margin-top="1.071cm" fo:margin-bottom="0.21cm" style:contextual-spacing="false"/>
      <style:text-properties fo:font-size="20pt" officeooo:rsid="00bda2c0"/>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4-01T13:00:50.822162000</dc:date>
    <meta:generator>LibreOffice/25.8.3.2$MacOSX_AARCH64 LibreOffice_project/8ca8d55c161d602844f5428fa4b58097424e324e</meta:generator>
    <meta:initial-creator/>
    <meta:creation-date>2025-12-28T20:01:58.000</meta:creation-date>
    <meta:keyword/>
    <meta:editing-duration>P3DT16H6M26S</meta:editing-duration>
    <meta:editing-cycles>158</meta:editing-cycles>
    <meta:document-statistic meta:table-count="1" meta:image-count="1" meta:object-count="0" meta:page-count="15" meta:paragraph-count="85" meta:word-count="2233" meta:character-count="17418" meta:non-whitespace-character-count="15283"/>
    <meta:user-defined meta:name="Category"/>
    <meta:user-defined meta:name="Company"/>
    <meta:user-defined meta:name="IndividualWorkKey"/>
    <meta:user-defined meta:name="Manager"/>
  </office:meta>
</office:document-meta>
</file>